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Formatter.format( Event event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okupFieldPart.isGenerated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ormatter.format( Event event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FieldPart.getKey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FieldPartFactory.newPart( String fieldName , String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FieldPart.write( StringBuffer sb ,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ormatter.format( Event event , Resource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kupFieldPart.LookupFieldPart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ormatter.format( 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ventFormatter.processIncludesInner( CharSequence template , StringBuffer sb , Resource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Formatter.Even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Formatter.processIncludes( String template , Resource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okupFieldPartFactory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Field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